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78531" officeooo:paragraph-rsid="00178531"/>
    </style:style>
    <style:style style:name="P2" style:family="paragraph" style:parent-style-name="Standard">
      <style:text-properties fo:language="en" fo:country="US" officeooo:rsid="001e75b7" officeooo:paragraph-rsid="001e75b7"/>
    </style:style>
    <style:style style:name="P3" style:family="paragraph" style:parent-style-name="Standard">
      <style:text-properties fo:language="ru" fo:country="RU" officeooo:rsid="00178531" officeooo:paragraph-rsid="00178531"/>
    </style:style>
    <style:style style:name="P4" style:family="paragraph" style:parent-style-name="Standard">
      <style:text-properties fo:language="ru" fo:country="RU" officeooo:rsid="00182422" officeooo:paragraph-rsid="00182422"/>
    </style:style>
    <style:style style:name="P5" style:family="paragraph" style:parent-style-name="Standard">
      <style:text-properties fo:language="ru" fo:country="RU" officeooo:rsid="00199a0d" officeooo:paragraph-rsid="00199a0d"/>
    </style:style>
    <style:style style:name="P6" style:family="paragraph" style:parent-style-name="Standard">
      <style:text-properties fo:language="ru" fo:country="RU" officeooo:rsid="001db7a4" officeooo:paragraph-rsid="001db7a4"/>
    </style:style>
    <style:style style:name="P7" style:family="paragraph" style:parent-style-name="Standard">
      <style:text-properties fo:language="ru" fo:country="RU" officeooo:rsid="00280e71" officeooo:paragraph-rsid="00280e71"/>
    </style:style>
    <style:style style:name="P8" style:family="paragraph" style:parent-style-name="Standard">
      <style:text-properties fo:language="en" fo:country="US" officeooo:rsid="00182422" officeooo:paragraph-rsid="00182422"/>
    </style:style>
    <style:style style:name="P9" style:family="paragraph" style:parent-style-name="Standard">
      <style:text-properties fo:language="en" fo:country="US" officeooo:rsid="00280e71" officeooo:paragraph-rsid="00280e71"/>
    </style:style>
    <style:style style:name="P10" style:family="paragraph" style:parent-style-name="Standard">
      <style:text-properties fo:language="ru" fo:country="RU" officeooo:rsid="00178531" officeooo:paragraph-rsid="002c9951"/>
    </style:style>
    <style:style style:name="P11" style:family="paragraph" style:parent-style-name="Standard">
      <style:text-properties fo:language="ru" fo:country="RU" officeooo:rsid="00178531" officeooo:paragraph-rsid="002d5c5e"/>
    </style:style>
    <style:style style:name="P12" style:family="paragraph" style:parent-style-name="Standard">
      <style:text-properties fo:language="ru" fo:country="RU" officeooo:rsid="00178531" officeooo:paragraph-rsid="00178531"/>
    </style:style>
    <style:style style:name="P13" style:family="paragraph" style:parent-style-name="Standard">
      <style:text-properties fo:language="ru" fo:country="RU" officeooo:rsid="00182422" officeooo:paragraph-rsid="002d5c5e"/>
    </style:style>
    <style:style style:name="P14" style:family="paragraph" style:parent-style-name="Standard">
      <style:text-properties fo:language="ru" fo:country="RU" officeooo:rsid="00280e71" officeooo:paragraph-rsid="00280e71"/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e75b7"/>
    </style:style>
    <style:style style:name="T4" style:family="text">
      <style:text-properties fo:language="en" fo:country="US" officeooo:rsid="00200cbd"/>
    </style:style>
    <style:style style:name="T5" style:family="text">
      <style:text-properties officeooo:rsid="001b23a1"/>
    </style:style>
    <style:style style:name="T6" style:family="text">
      <style:text-properties officeooo:rsid="001e75b7"/>
    </style:style>
    <style:style style:name="T7" style:family="text">
      <style:text-properties officeooo:rsid="0020eafc"/>
    </style:style>
    <style:style style:name="T8" style:family="text">
      <style:text-properties officeooo:rsid="00224f1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__RefHeading___Toc551_1851532511"/>Оформление кода в проектах.<text:bookmark-end text:name="__RefHeading___Toc551_1851532511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5"><text:a xlink:type="simple" xlink:href="#__RefHeading___Toc551_1851532511" text:style-name="Index_20_Link" text:visited-style-name="Index_20_Link">Оформление кода в проектах.<text:tab/>1</text:a></text:p>
          <text:p text:style-name="P16"><text:a xlink:type="simple" xlink:href="#__RefHeading___Toc553_1851532511" text:style-name="Index_20_Link" text:visited-style-name="Index_20_Link">1. Фигурные скобки блоков<text:tab/>1</text:a></text:p>
          <text:p text:style-name="P16"><text:a xlink:type="simple" xlink:href="#__RefHeading___Toc555_1851532511" text:style-name="Index_20_Link" text:visited-style-name="Index_20_Link">2. Имена переменных и функций<text:tab/>1</text:a></text:p>
          <text:p text:style-name="P16"><text:a xlink:type="simple" xlink:href="#__RefHeading___Toc557_1851532511" text:style-name="Index_20_Link" text:visited-style-name="Index_20_Link">3. Имена классов<text:tab/>1</text:a></text:p>
          <text:p text:style-name="P16"><text:a xlink:type="simple" xlink:href="#__RefHeading___Toc559_1851532511" text:style-name="Index_20_Link" text:visited-style-name="Index_20_Link">4. Комментарии<text:tab/>1</text:a></text:p>
        </text:index-body>
      </text:table-of-content>
      <text:p text:style-name="P3"/>
      <text:h text:style-name="Heading_20_3" text:outline-level="3"><text:bookmark-start text:name="__RefHeading___Toc553_1851532511"/><text:span text:style-name="T7">1. </text:span>Фигурные скобки блоков<text:bookmark-end text:name="__RefHeading___Toc553_1851532511"/></text:h>
      <text:p text:style-name="P10">Фигурные скобки блоков на отдельных строках:</text:p>
      <text:p text:style-name="P3">«тип функции» «имя функции» (<text:span text:style-name="T3">[</text:span><text:span text:style-name="T6">параметры</text:span><text:span text:style-name="T3">]</text:span>)</text:p>
      <text:p text:style-name="P1">{</text:p>
      <text:p text:style-name="P1"><text:tab/><text:span text:style-name="T1">тело функции</text:span></text:p>
      <text:p text:style-name="P1">}</text:p>
      <text:p text:style-name="P3"/>
      <text:p text:style-name="P2">if (<text:span text:style-name="T1">«условие»</text:span>)</text:p>
      <text:p text:style-name="P2">{</text:p>
      <text:p text:style-name="P2"><text:tab/><text:span text:style-name="T1">тело</text:span></text:p>
      <text:p text:style-name="P2">}</text:p>
      <text:p text:style-name="P3"/>
      <text:h text:style-name="Heading_20_3" text:outline-level="3"><text:bookmark-start text:name="__RefHeading___Toc555_1851532511"/><text:span text:style-name="T7">2. </text:span>Имена переменных и функций<text:bookmark-end text:name="__RefHeading___Toc555_1851532511"/></text:h>
      <text:p text:style-name="P11">Имена переменных и функций с маленькой буквы, смысловые единицы разделены знаком «_»<text:span text:style-name="T2">:</text:span></text:p>
      <text:p text:style-name="P8">get_data_from_file()</text:p>
      <text:p text:style-name="P8"/>
      <text:h text:style-name="Heading_20_3" text:outline-level="3"><text:bookmark-start text:name="__RefHeading___Toc557_1851532511"/><text:span text:style-name="T8">3. </text:span>Имена классов<text:bookmark-end text:name="__RefHeading___Toc557_1851532511"/></text:h>
      <text:p text:style-name="P13"><text:s/><text:span text:style-name="T4">….</text:span></text:p>
      <text:p text:style-name="P4"/>
      <text:p text:style-name="P4"/>
      <text:h text:style-name="Heading_20_3" text:outline-level="3"><text:bookmark-start text:name="__RefHeading___Toc559_1851532511"/><text:span text:style-name="T8">4. </text:span>Комментарии<text:bookmark-end text:name="__RefHeading___Toc559_1851532511"/></text:h>
      <text:p text:style-name="P13">Комментарии к <text:span text:style-name="T7">файлам,</text:span> <text:span text:style-name="T7">классам, </text:span>основным переменным составлять в формате <text:span text:style-name="T2">doxygen. </text:span><text:span text:style-name="T5">Б</text:span><text:span text:style-name="T2">лок комментария должен располагаться непосредственно перед описываемой "сущностью". Например, комментарий к классу должен располагаться непосредственно перед классом. Он не должен отделяться от класса обычными комментариями.</text:span></text:p>
      <text:p text:style-name="P8"/>
      <text:p text:style-name="P8">Ещё по поводу расположения. Короткие комментарии (например, к полям класса, членам enum) можно располагать также после описываемого объекта, в этом случае комментарий должен начинаться с //!&lt; (восклицательный знак и знак меньше).</text:p>
      <text:p text:style-name="P8"/>
      <text:p text:style-name="P8">Также есть специальные теги, которые позволяют произвольно расположенный комментарий привязать к заданному объекту.</text:p>
      <text:p text:style-name="P8"/>
      <text:p text:style-name="P5"><text:span text:style-name="T5">Примеры </text:span>однострочных <text:span text:style-name="T5">комментариев</text:span>:</text:p>
      <text:p text:style-name="P5">//!</text:p>
      <text:p text:style-name="P5">Например</text:p>
      <text:p text:style-name="P5"><text:soft-page-break/>//! это комментарий</text:p>
      <text:p text:style-name="P5"/>
      <text:p text:style-name="P5">многострочных:</text:p>
      <text:p text:style-name="P5">/звездочка! ... звездочка/</text:p>
      <text:p text:style-name="P6">Например:</text:p>
      <text:p text:style-name="P5">/*!</text:p>
      <text:p text:style-name="P5"><text:tab/>это комментарий</text:p>
      <text:p text:style-name="P5">*/</text:p>
      <text:p text:style-name="P5"/>
      <text:p text:style-name="P5"/>
      <text:p text:style-name="P5"/>
      <text:p text:style-name="P5"/>
      <text:p text:style-name="P5"/>
      <text:p text:style-name="P7">Больше информации по ведению комментариев в формате <text:span text:style-name="T2">doxygen</text:span></text:p>
      <text:p text:style-name="P9">Чтобы Doxygen обрабатывал комментарий, он должен быть в одном из двух форматов:</text:p>
      <text:p text:style-name="P7">//!</text:p>
      <text:p text:style-name="P7">/звездочка! ... звездочка/</text:p>
      <text:p text:style-name="P7"/>
      <text:p text:style-name="P7">(т.е. в начале блока комментария должен быть восклицательный знак, без пробела)</text:p>
      <text:p text:style-name="P7"/>
      <text:p text:style-name="P7">Есть ещё один формат (в стиле Qt, кажется), но его я бы не рекомендовал использовать из соображений единообразия.</text:p>
      <text:p text:style-name="P7"/>
      <text:p text:style-name="P7">В файле Q:\tools\doxygen\doxygen_manual-1.8.12.chm (можно взять у Николая Сергеевича) находится полная документация.</text:p>
      <text:p text:style-name="P7"/>
      <text:p text:style-name="P7">Обычно блок комментария должен располагаться непосредственно перед описываемой "сущностью". Например, комментарий к классу должен располагаться непосредственно перед классом.</text:p>
      <text:p text:style-name="P7"/>
      <text:p text:style-name="P7">Он не должен отделяться от класса обычными комментариями.</text:p>
      <text:p text:style-name="P7"/>
      <text:p text:style-name="P7">Ещё по поводу расположения. Короткие комментарии (например, к полям класса, членам enum) можно располагать также после описываемого объекта, в этом случае комментарий должен начинаться с //!&lt; (восклицательный знак и знак меньше).</text:p>
      <text:p text:style-name="P7"/>
      <text:p text:style-name="P7">Также есть специальные теги, которые позволяют произвольно расположенный комментарий привязать к заданному объекту.</text:p>
      <text:p text:style-name="P7"/>
      <text:p text:style-name="P7">См., например, \class &lt;name&gt;.</text:p>
      <text:p text:style-name="P7"/>
      <text:p text:style-name="P7">Я очень не рекомендую использовать этот механизм, т.к. в этом случае нужно прикладывать дополнительные усилия по синхронизации имен при переименовании классов (функций и т.д.).</text:p>
      <text:p text:style-name="P7"/>
      <text:p text:style-name="P7">Привязка комментария к файлу производится тегом \file перед текстом комментария.</text:p>
      <text:p text:style-name="P7">(В chm с документацией см. раздел "Special Commands").</text:p>
      <text:p text:style-name="P7"/>
      <text:p text:style-name="P7">Имя файла указывать не нужно, если комментарий находится внутри комментируемого файла.</text:p>
      <text:p text:style-name="P7"/>
      <text:p text:style-name="P7">В нашей ситуации нет причин располагать комментарий к файлу где-то ещё.</text:p>
      <text:p text:style-name="P7"><text:soft-page-break/></text:p>
      <text:p text:style-name="P7">Есть ещё понятия групп и страниц:</text:p>
      <text:p text:style-name="P7">\defgroup, \addtogroup, \ingroup</text:p>
      <text:p text:style-name="P7">\page, \subpage</text:p>
      <text:p text:style-name="P7"/>
      <text:p text:style-name="P7">Группы позволяют логически объединять объекты из разных файлов.</text:p>
      <text:p text:style-name="P7">Страницы используются для написания документации, не привязанной к конкретным объектам, чтобы ссылаться на неё из разных мест.</text:p>
      <text:p text:style-name="P7"/>
      <text:p text:style-name="P7">Я предлагаю названия групп начинать с префикса gr подчерк, названия страниц начинать с pg подчерк, чтобы их имена не пересеклись с именами других объектов.</text:p>
      <text:p text:style-name="P7"/>
      <text:p text:style-name="P7">Для page, как правило, отдельные файлы.</text:p>
      <text:p text:style-name="P7"/>
      <text:p text:style-name="P7">Группы могут создаваться (\defgroup) либо в отдельных файлах (когда нет какого-то выделенного главного файла для создания группы), либо в некотором главном для группы файле *.h.</text:p>
      <text:p text:style-name="P7"/>
      <text:p text:style-name="P7">Для отдельных файлов документации я предлагаю использовать расширение dox.</text:p>
      <text:p text:style-name="P7"/>
      <text:p text:style-name="P7">Это расширение должно быть добавлено в конфигурационный файл doxygen, чтобы он просматривал эти файлы.</text:p>
      <text:p text:style-name="P7"/>
      <text:p text:style-name="P7">Сейчас я добавил dox.</text:p>
      <text:p text:style-name="P7"/>
      <text:p text:style-name="P7">См. Q:\QMV3\Sources\QM\Docs в качестве примеров.</text:p>
      <text:p text:style-name="P7"/>
      <text:p text:style-name="P7">С точки зрения Doxygen это обычные файлы исходных кодов, поэтому они оформлены как файлы C++ с комментариями.</text:p>
      <text:p text:style-name="P7"/>
      <text:p text:style-name="P7">В комментариях можно использовать синтаксис некоторой разновидности markdown для создания заголовков и т. п.</text:p>
      <text:p text:style-name="P7"/>
      <text:p text:style-name="P7">Также я иногда использую \par.</text:p>
      <text:p text:style-name="P7">Гиперссылки на объекты документации оформляются либо тегом \ref. Также для элементов C++ (имен классов, функций и т.п.) Doxygen автоматически вставляет гиперссылку, когда распознает имя такого объекта в подходящем контексте.</text:p>
      <text:p text:style-name="P7"/>
      <text:p text:style-name="P7">Под подходящим контекстом я имею в виду, что Doxygen, кажется, не превращает в гиперссылки имена классов, если их заключить в кавычки.</text:p>
      <text:p text:style-name="P7"/>
      <text:p text:style-name="P7">К именам файлов это тоже относится.</text:p>
      <text:p text:style-name="P7"/>
      <text:p text:style-name="P7">Что мне не очень нравится.</text:p>
      <text:p text:style-name="P7"/>
      <text:p text:style-name="P7">Аналогом \ref является #. Кажется, между ними есть небольшое отличие, надо смотреть документацию. Не очень удобно, что нет возможности написать, скажем, \#, для #include, чтобы Doxygen не пытался превратить это в гиперссылку на объект с именем include.</text:p>
      <text:p text:style-name="P7"/>
      <text:p text:style-name="P7">Знаки &lt;, &gt; должны быть xml-закодированы: &amp;lt; &amp;gt;. Иначе Doxygen пытается интерпретировать текст между &lt; и &gt; как html-тег, если такое возможно.</text:p>
      <text:p text:style-name="P7"/>
      <text:p text:style-name="P7"><text:soft-page-break/>В комментариях, кроме синтаксиса markdown, можно использовать синтаксис html. Это бывает нужно при оформлении сложных вложенных списков или таблиц.</text:p>
      <text:p text:style-name="P7"/>
      <text:p text:style-name="P7">Из markdown советую обратить внимание на # для заголовков, _, *, ` для текстовых элементов, ~~~~ для фрагментов кода (также см. \code - \endcode, \verbatim - \endverbatim).</text:p>
      <text:p text:style-name="P7"/>
      <text:p text:style-name="P7">Можно в документацию включать содержимое целых файлов: \include, \example. Для работы этих тегов нужна соответствующая настройка конфигурационного файла Doxygen. Я не помню, делал я её или нет.</text:p>
      <text:p text:style-name="P7"/>
      <text:p text:style-name="P7">В комментариях я использую следующие теги:</text:p>
      <text:p text:style-name="P7">- \brief — для краткого описания объекта</text:p>
      <text:p text:style-name="P7"/>
      <text:p text:style-name="P7">- \details — для подробного описания объекта. Обычно, при наличии \brief, он не нужен. Подробное описание просто отделяется от \brief пустой строкой. Но при отсутствии \brief этот тег нужно указывать.</text:p>
      <text:p text:style-name="P7"/>
      <text:p text:style-name="P7">- \param — для описания аргументов функции, макроса. Doxygen выдает предупреждение, если есть хотя бы один \param, но при этом не все аргументы описаны. Я предлагаю игнорировать это предупреждение, потому что документировать очевидные аргументы не вижу смысла.</text:p>
      <text:p text:style-name="P7"/>
      <text:p text:style-name="P7">Да, вместо \&lt;tag&gt; можно писать @&lt;tag&gt;. Второй синтаксис я предлагаю не использовать.</text:p>
      <text:p text:style-name="P7"/>
      <text:p text:style-name="P7">- \author, \date — можно использовать для файла.</text:p>
      <text:p text:style-name="P7"/>
      <text:p text:style-name="P7">- \name ... @{ ... @} для логической группировки методов, полей класса.</text:p>
      <text:p text:style-name="P7"/>
      <text:p text:style-name="P7">- @{ ... @} также используются для задания границ группы.</text:p>
      <text:p text:style-name="P7"/>
      <text:p text:style-name="P7">Чтобы отделить комментарий, относящийся к группе, от комментария первого элемента внутри группы, комментарии должны располагаться в разных блоках комментариев.</text:p>
      <text:p text:style-name="P7">/*!</text:p>
      <text:p text:style-name="P7"><text:s text:c="2"/>\addtogroup gr_Name</text:p>
      <text:p text:style-name="P7"><text:s text:c="2"/>Описание группы.</text:p>
      <text:p text:style-name="P7"><text:s text:c="2"/>@{</text:p>
      <text:p text:style-name="P7">*/</text:p>
      <text:p text:style-name="P7"/>
      <text:p text:style-name="P7">/*!</text:p>
      <text:p text:style-name="P7"><text:s text:c="2"/>\brief Функция</text:p>
      <text:p text:style-name="P7">*/</text:p>
      <text:p text:style-name="P7">void Func(void);</text:p>
      <text:p text:style-name="P7"/>
      <text:p text:style-name="P7">...</text:p>
      <text:p text:style-name="P7"/>
      <text:p text:style-name="P7">//! @} &lt;!-- gr_Name -→</text:p>
      <text:p text:style-name="P7"/>
      <text:p text:style-name="P7">Чтобы отделить комментарий, относящийся к группе, от комментария первого элемента внутри группы, комментарии должны располагаться в разных блоках комментариев.</text:p>
      <text:p text:style-name="P7">/*!</text:p>
      <text:p text:style-name="P7"><text:s text:c="2"/>\addtogroup gr_Name</text:p>
      <text:p text:style-name="P7"><text:s text:c="2"/>Описание группы.</text:p>
      <text:p text:style-name="P7"><text:soft-page-break/><text:s text:c="2"/>@{</text:p>
      <text:p text:style-name="P7">*/</text:p>
      <text:p text:style-name="P7"/>
      <text:p text:style-name="P7">/*!</text:p>
      <text:p text:style-name="P7"><text:s text:c="2"/>\brief Функция</text:p>
      <text:p text:style-name="P7">*/</text:p>
      <text:p text:style-name="P7">void Func(void);</text:p>
      <text:p text:style-name="P7"/>
      <text:p text:style-name="P7">...</text:p>
      <text:p text:style-name="P7"/>
      <text:p text:style-name="P7">//! @} &lt;!-- gr_Name -→</text:p>
      <text:p text:style-name="P7"/>
      <text:p text:style-name="P7">В конце группы, у @}, я обычно пишу в html-комментарии имя группы, чтобы было понятно, что завершает этот @}.</text:p>
      <text:p text:style-name="P7"/>
      <text:p text:style-name="P7">- \return — описывает возвращаемое значение функции. Для bool я часто использую список:</text:p>
      <text:p text:style-name="P7">\return</text:p>
      <text:p text:style-name="P7">- true - всё хорошо</text:p>
      <text:p text:style-name="P7">- false - всё плохо</text:p>
      <text:p text:style-name="P7">- exception - всё ужасно</text:p>
      <text:p text:style-name="P7"/>
      <text:p text:style-name="P7">Описания к методам, сделанные в .h и в .cpp, объединяются. Таким образом, подробные описания деталей алгоритма работы функции можно делать непосредственно рядом с телом функции в cpp-файле.</text:p>
      <text:p text:style-name="P7"/>
      <text:p text:style-name="P7">- \todo — для TODO.</text:p>
      <text:p text:style-name="P7"/>
      <text:p text:style-name="P7">Все \todo перечисляются на отдельной странице.</text:p>
      <text:p text:style-name="P7"/>
      <text:p text:style-name="P7">Вот ещё. Группы могут быть вложенными. Если представить это в виде графа, то получается направленный граф, причем не обязательно дерево (этого можно добиться использованием \addtogroup и \ingroup). Не знаю, есть ли запрет на циклы в этом графе, синтаксис это не запрещает, но лучше делать граф без циклов.</text:p>
      <text:p text:style-name="P7"/>
      <text:p text:style-name="P7">Кстати, как этот стандарт предусматривает обработку опциональных комментариев к отдельным строчкам, которые просто поясняют какую-то мелкую локальную особенность кода? Подумал об этом, увидев свой же комментарий в строке 159 файла TomogramSeries.cpp</text:p>
      <text:p text:style-name="P7"/>
      <text:p text:style-name="P7">Здравствуйте!</text:p>
      <text:p text:style-name="P7">Этот стандарт не предусматривает комментарии к строчкам кода. Комментируются только функции целиком.</text:p>
      <text:p text:style-name="P7">Но кое-что из комментариев внутри функции Doxygen может извлекать. Кажется, \todo он извлекал. Возможно, ещё что-то. Но с этим были определенные сложности. Кажется, он полностью игнорировал содержимое неименованных namespace. Возможно, это поведение настраивалось.</text:p>
      <text:p text:style-name="P7">В любом случае такие комментарии будут относиться к функции как целому.</text:p>
      <text:p text:style-name="P7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6:03:13.793000000</meta:creation-date>
    <dc:date>2018-03-12T16:43:08.955000000</dc:date>
    <meta:editing-duration>PT19H10M40S</meta:editing-duration>
    <meta:editing-cycles>20</meta:editing-cycles>
    <meta:generator>LibreOffice/5.4.3.2$Windows_X86_64 LibreOffice_project/92a7159f7e4af62137622921e809f8546db437e5</meta:generator>
    <meta:document-statistic meta:table-count="0" meta:image-count="0" meta:object-count="0" meta:page-count="5" meta:paragraph-count="124" meta:word-count="1141" meta:character-count="8128" meta:non-whitespace-character-count="7085"/>
  </office:meta>
</office:document-meta>
</file>